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officeooo:rsid="0016ad2e" officeooo:paragraph-rsid="0016ad2e" style:font-size-asian="10.5pt" style:font-weight-asian="normal" style:font-size-complex="12pt" style:font-weight-complex="normal"/>
    </style:style>
    <style:style style:name="P3" style:family="paragraph" style:parent-style-name="Standard">
      <style:text-properties fo:font-size="12pt" fo:font-weight="bold" officeooo:rsid="0016ecf0" officeooo:paragraph-rsid="0016ecf0" style:font-size-asian="10.5pt" style:font-weight-asian="bold" style:font-size-complex="12pt" style:font-weight-complex="bold"/>
    </style:style>
    <style:style style:name="T1" style:family="text">
      <style:text-properties officeooo:rsid="0016ad2e"/>
    </style:style>
    <style:style style:name="T2" style:family="text">
      <style:text-properties officeooo:rsid="0016cd8f"/>
    </style:style>
    <style:style style:name="T3" style:family="text">
      <style:text-properties officeooo:rsid="0016ecf0"/>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 <text:span text:style-name="T4">Aakanksha Narendra Gaikwad</text:span></text:p>
      <text:p text:style-name="P3">Class: <text:span text:style-name="T4">TE - A</text:span></text:p>
      <text:p text:style-name="P3">Roll no. : <text:span text:style-name="T4">36002</text:span></text:p>
      <text:p text:style-name="P3">College: <text:span text:style-name="T4">Deogiri Institute of Engineering And Management studies, Aurangabad </text:span></text:p>
      <text:p text:style-name="P3">Seminar topic name: <text:span text:style-name="T4">Child Medical Planner</text:span></text:p>
      <text:p text:style-name="P3"/>
      <text:p text:style-name="P1"/>
      <text:p text:style-name="P1"/>
      <text:p text:style-name="P1"/>
      <text:p text:style-name="P1"/>
      <text:p text:style-name="P1"/>
      <text:p text:style-name="P1"/>
      <text:p text:style-name="P1"/>
      <text:p text:style-name="P1"><text:span text:style-name="T1">Child Medical Planner</text:span></text:p>
      <text:p text:style-name="P1"/>
      <text:p text:style-name="P2">Aim of this project is to create a<text:span text:style-name="T3">n</text:span> app for those parents who often forget to vaccinate their child on time. As most parents in India do not maintain a vaccination calender for <text:s/>their child in a disciplined manner so they can be alert by the SMS or email sent through this app.This app will display the information of all vaccination needed for the child upto 18 years. This app provides the specialist doctors information along with their hospital name, hospital address, email address, mobile number and their own website. Using this doctor’s information parents can communicates with the doctor’s through their email address.</text:p>
      <text:p text:style-name="P2"/>
      <text:p text:style-name="P2">Parents can register for new account or they can log in to existing accout. Then it will be stored in database. Then child profile will get created. <text:span text:style-name="T2">Then vaccination table for child is generated. We can update or delete our account. After vaccination, vaccination table can be updated. Then, we can log out our account. After log in, we can also get doctor’s help. We can also contact to website developer for any qu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31:47.953455713</meta:creation-date>
    <dc:date>2019-08-09T16:11:53.506231279</dc:date>
    <meta:editing-duration>PT13M44S</meta:editing-duration>
    <meta:editing-cycles>2</meta:editing-cycles>
    <meta:generator>LibreOffice/5.1.6.2$Linux_X86_64 LibreOffice_project/10m0$Build-2</meta:generator>
    <meta:document-statistic meta:table-count="0" meta:image-count="0" meta:object-count="0" meta:page-count="1" meta:paragraph-count="8" meta:word-count="208" meta:character-count="1248" meta:non-whitespace-character-count="1046"/>
  </office:meta>
</office:document-meta>
</file>